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9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</table:table-row>
        <table:table-row table:style-name="ro3">
          <table:table-cell office:value-type="string">
            <text:p>V_Alph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3">
          <table:table-cell office:value-type="string">
            <text:p>V_Alpha2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3">
          <table:table-cell office:value-type="string">
            <text:p>V_Alpha3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3">
          <table:table-cell office:value-type="string">
            <text:p>V_Sigma1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3">
          <table:table-cell office:value-type="string">
            <text:p>V_Sigma2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3">
          <table:table-cell office:value-type="string">
            <text:p>V_Sigma3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3">
          <table:table-cell office:value-type="string">
            <text:p>V_Beta1</text:p>
          </table:table-cell>
          <table:table-cell table:style-name="ce4" office:value-type="float" office:value="80">
            <text:p>8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3">
          <table:table-cell office:value-type="string">
            <text:p>V_Beta2</text:p>
          </table:table-cell>
          <table:table-cell table:style-name="ce4" office:value-type="float" office:value="170">
            <text:p>1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3">
          <table:table-cell office:value-type="string">
            <text:p>V_Beta3</text:p>
          </table:table-cell>
          <table:table-cell table:style-name="ce4" office:value-type="float" office:value="60">
            <text:p>6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3">
          <table:table-cell office:value-type="string">
            <text:p>V_Delta1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3">
          <table:table-cell office:value-type="string">
            <text:p>V_Delta2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3">
          <table:table-cell office:value-type="string">
            <text:p>V_Delta3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3">
          <table:table-cell office:value-type="string">
            <text:p>V_Gamma1</text:p>
          </table:table-cell>
          <table:table-cell table:style-name="ce4" office:value-type="float" office:value="130">
            <text:p>1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3">
          <table:table-cell office:value-type="string">
            <text:p>V_Gamm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3">
          <table:table-cell office:value-type="string">
            <text:p>V_Gamm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3">
          <table:table-cell office:value-type="string">
            <text:p>V_Zeta_01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5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6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BetaGold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1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3">
          <table:table-cell office:value-type="string">
            <text:p>V_AlphaGold2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3">
          <table:table-cell office:value-type="string">
            <text:p>V_AlphaGold3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3">
          <table:table-cell office:value-type="string">
            <text:p>V_AlphaGold4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3">
          <table:table-cell office:value-type="string">
            <text:p>V_AlphaGold5</text:p>
          </table:table-cell>
          <table:table-cell table:style-name="ce4" office:value-type="float" office:value="400">
            <text:p>400</text:p>
          </table:table-cell>
          <table:table-cell table:number-columns-repeated="2" table:style-name="ce8" office:value-type="float" office:value="0">
            <text:p>0</text:p>
          </table:table-cell>
          <table:table-cell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3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0">
            <text:p>10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5/08/2016</text:date>, <text:time>02:2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8T02:22:11.65</dc:date>
    <dc:creator>Wister </dc:creator>
    <meta:editing-duration>PT2H18M20S</meta:editing-duration>
    <meta:editing-cycles>87</meta:editing-cycles>
    <meta:document-statistic meta:table-count="1" meta:cell-count="749" meta:object-count="0"/>
  </office:meta>
</office:document-meta>
</file>